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 Serif" svg:font-family="'Sans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e771" officeooo:paragraph-rsid="0002e771"/>
    </style:style>
    <style:style style:name="T1" style:family="text">
      <style:text-properties fo:font-variant="normal" fo:text-transform="none" fo:color="#000000" style:font-name="Sans Serif" fo:font-size="9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fine variable in method for it to be defined</text:p>
      <text:p text:style-name="P1"/>
      <text:p text:style-name="P1"><text:span text:style-name="T1">$i_am_a_variable</text:span><text:line-break/><text:span text:style-name="T1">nil</text:span><text:line-break/><text:span text:style-name="T1">[2] Pry(main)&gt; $i_am_a_variable = "hello"</text:span><text:line-break/><text:span text:style-name="T1">"hello"</text:span><text:line-break/><text:span text:style-name="T1">[3] Pry(main)&gt; def meth </text:span><text:line-break/><text:span text:style-name="T1">[3] Pry(main)* puts $i_am_a_variable</text:span><text:line-break/><text:span text:style-name="T1">[3] Pry(main)* 23</text:span><text:line-break/><text:span text:style-name="T1">[3] Pry(main)* end </text:span><text:line-break/><text:span text:style-name="T1">:meth</text:span><text:line-break/><text:span text:style-name="T1">[4] Pry(main)&gt; meth</text:span><text:line-break/><text:span text:style-name="T1">hello</text:span></text:p>
      <text:p text:style-name="P1"/>
      <text:p text:style-name="P1">ruby's dot notation structure:</text:p>
      <text:p text:style-name="P1">object.method(argument)</text:p>
      <text:p text:style-name="P1">the method always returns something</text:p>
      <text:p text:style-name="P1">object &amp; argument are inputs</text:p>
      <text:p text:style-name="P1"/>
      <text:p text:style-name="P1"><text:span text:style-name="T1">rjust – name of method – that can call 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 Serif" svg:font-family="'Sans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8T13:41:00.013729739</meta:creation-date>
    <dc:date>2014-12-08T13:44:54.816385078</dc:date>
    <meta:editing-duration>P0D</meta:editing-duration>
    <meta:editing-cycles>1</meta:editing-cycles>
    <meta:document-statistic meta:table-count="0" meta:image-count="0" meta:object-count="0" meta:page-count="1" meta:paragraph-count="7" meta:word-count="59" meta:character-count="405" meta:non-whitespace-character-count="349"/>
    <meta:generator>LibreOffice/4.2.7.2$Linux_x86 LibreOffice_project/420m0$Build-2</meta:generator>
  </office:meta>
</office:document-meta>
</file>